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i" svg:font-family="An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563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 style:font-name="Liberation Sans" style:font-name-asian="Liberation Sans"/>
    </style:style>
    <style:style style:name="T1" style:family="text">
      <style:text-properties fo:color="#ffbf00"/>
    </style:style>
    <style:style style:name="T2" style:family="text">
      <style:text-properties fo:color="#81d41a"/>
    </style:style>
    <style:style style:name="T3" style:family="text">
      <style:text-properties fo:color="#ffff00" fo:font-weight="bold" style:font-weight-asian="bold" style:font-weight-complex="bold"/>
    </style:style>
    <style:style style:name="T4" style:family="text">
      <style:text-properties fo:color="#ffff6d"/>
    </style:style>
    <style:style style:name="T5" style:family="text">
      <style:text-properties fo:color="#ffffa6"/>
    </style:style>
    <style:style style:name="T6" style:family="text">
      <style:text-properties fo:color="#ff0000"/>
    </style:style>
    <style:style style:name="T7" style:family="text">
      <style:text-properties fo:color="#ff0000" fo:font-weight="bold" style:font-weight-asian="bold" style:font-weight-complex="bold"/>
    </style:style>
    <style:style style:name="T8" style:family="text">
      <style:text-properties fo:color="#ffa6a6"/>
    </style:style>
    <style:style style:name="T9" style:family="text">
      <style:text-properties fo:color="#e8a202"/>
    </style:style>
    <style:style style:name="T10" style:family="text">
      <style:text-properties fo:color="#bf819e"/>
    </style:style>
    <style:style style:name="T11" style:family="text">
      <style:text-properties fo:color="#5eb91e"/>
    </style:style>
    <style:style style:name="T12" style:family="text">
      <style:text-properties fo:color="#ffff00"/>
    </style:style>
    <style:style style:name="T13" style:family="text">
      <style:text-properties fo:color="#ff8000"/>
    </style:style>
    <style:style style:name="T14" style:family="text">
      <style:text-properties fo:color="#d4ea6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office:value-type="string" calcext:value-type="string">
            <text:p>[bdev_raid.c]</text:p>
          </table:table-cell>
        </table:table-row>
        <table:table-row table:style-name="ro1">
          <table:table-cell office:value-type="string" calcext:value-type="string">
            <text:p>raid_bdev_start_rebuild</text:p>
          </table:table-cell>
        </table:table-row>
        <table:table-row table:style-name="ro1">
          <table:table-cell office:value-type="string" calcext:value-type="string">
            <text:p><text:s text:c="2"/>raid_bdev_process_start #把每個 channel 的「process view」建好</text:p>
          </table:table-cell>
        </table:table-row>
        <table:table-row table:style-name="ro1">
          <table:table-cell office:value-type="string" calcext:value-type="string">
            <text:p>    spdk_for_each_channel(raid_bdev, <text:span text:style-name="T1">raid_bdev_channel_start_process</text:span>, <text:span text:style-name="T2">raid_bdev_channels_start_process_done</text:span>)</text:p>
          </table:table-cell>
        </table:table-row>
        <table:table-row table:style-name="ro1">
          <table:table-cell office:value-type="string" calcext:value-type="string">
            <text:p>      <text:span text:style-name="T1">raid_bdev_channel_start_process</text:span></text:p>
          </table:table-cell>
        </table:table-row>
        <table:table-row table:style-name="ro1">
          <table:table-cell office:value-type="string" calcext:value-type="string">
            <text:p><text:s text:c="8"/>raid_bdev_ch_process_setup <text:s/>#建立 per-channel 的「processed view」 [1]</text:p>
          </table:table-cell>
        </table:table-row>
        <table:table-row table:style-name="ro1">
          <table:table-cell office:value-type="string" calcext:value-type="string">
            <text:p><text:s text:c="8"/>spdk_for_each_channel_continue</text:p>
          </table:table-cell>
        </table:table-row>
        <table:table-row table:style-name="ro1">
          <table:table-cell office:value-type="string" calcext:value-type="string">
            <text:p>      <text:span text:style-name="T2">raid_bdev_channels_start_process_done</text:span> #<text:span text:style-name="T3">開一個獨立 thread 來跑 rebuild</text:span></text:p>
          </table:table-cell>
        </table:table-row>
        <table:table-row table:style-name="ro1">
          <table:table-cell office:value-type="string" calcext:value-type="string">
            <text:p>        spdk_thread_send_msg(thread, <text:span text:style-name="T4">raid_bdev_process_thread_init</text:span>, process);</text:p>
          </table:table-cell>
        </table:table-row>
        <table:table-row table:style-name="ro1">
          <table:table-cell office:value-type="string" calcext:value-type="string">
            <text:p><text:s text:c="8"/>(到這裡為止，只是在每個 channel 上布好「rebuild 要用的 state」，實際 rebuild 還沒開始)</text:p>
          </table:table-cell>
        </table:table-row>
        <table:table-row table:style-name="ro1">
          <table:table-cell office:value-type="string" calcext:value-type="string">
            <text:p>          <text:span text:style-name="T5">raid_bdev_process_thread_init</text:span> #進入 process 主迴圈. 這裡才真的拿到一個 raid 的 io_channel，綁到 process-&gt;thread，然後如下開始處理一個個 window</text:p>
          </table:table-cell>
        </table:table-row>
        <table:table-row table:style-name="ro1">
          <table:table-cell office:value-type="string" calcext:value-type="string">
            <text:p>            raid_bdev_process_thread_run  #先鎖住一個 window 的 LBA 範圍</text:p>
          </table:table-cell>
        </table:table-row>
        <table:table-row table:style-name="ro1">
          <table:table-cell office:value-type="string" calcext:value-type="string">
            <text:p>              <text:span text:style-name="T6">raid_bdev_process_</text:span><text:span text:style-name="T7">lock</text:span><text:span text:style-name="T6">_window_range</text:span></text:p>
          </table:table-cell>
        </table:table-row>
        <table:table-row table:style-name="ro1">
          <table:table-cell office:value-type="string" calcext:value-type="string">
            <text:p>                spdk_bdev_quiesce_range(bdev, offset, length, cb=<text:span text:style-name="T8">raid_bdev_process_window_range_locked</text:span>, ...) #去「鎖住」這段 LBA（防止正常 IO 進來與 rebuild 衝突）</text:p>
          </table:table-cell>
        </table:table-row>
        <table:table-row table:style-name="ro1">
          <table:table-cell office:value-type="string" calcext:value-type="string">
            <text:p>                <text:span text:style-name="T8">raid_bdev_process_window_range_locked</text:span></text:p>
          </table:table-cell>
        </table:table-row>
        <table:table-row table:style-name="ro1">
          <table:table-cell office:value-type="string" calcext:value-type="string">
            <text:p>                  <text:span text:style-name="T9">_raid_bdev_process_thread_run</text:span>  #對一個 window 送 rebuild request</text:p>
          </table:table-cell>
        </table:table-row>
        <table:table-row table:style-name="ro1">
          <table:table-cell office:value-type="string" calcext:value-type="string">
            <text:p><text:s text:c="20"/>while (offset &lt; offset_end)</text:p>
          </table:table-cell>
        </table:table-row>
        <table:table-row table:style-name="ro1">
          <table:table-cell office:value-type="string" calcext:value-type="string">
            <text:p><text:s text:c="22"/>raid_bdev_submit_process_request(process_req) <text:s/>#每個 process_req 處理的是「從 offset_blocks 開始的 整整一個 stripe 的資料 blocks」。</text:p>
          </table:table-cell>
        </table:table-row>
        <table:table-row table:style-name="ro1">
          <table:table-cell office:value-type="string" calcext:value-type="string">
            <text:p><text:s text:c="24"/>raid_bdev-&gt;module-&gt;submit_process_request</text:p>
          </table:table-cell>
        </table:table-row>
        <table:table-row table:style-name="ro1">
          <table:table-cell office:value-type="string" calcext:value-type="string">
            <text:p>[raid5f.c]</text:p>
          </table:table-cell>
        </table:table-row>
        <table:table-row table:style-name="ro1">
          <table:table-cell office:value-type="string" calcext:value-type="string">
            <text:p><text:s text:c="26"/>raid5f_submit_process_request <text:s/>#rebuild 的「具體實做點」[2]</text:p>
          </table:table-cell>
        </table:table-row>
        <table:table-row table:style-name="ro1">
          <table:table-cell office:value-type="string" calcext:value-type="string">
            <text:p>                            raid5f_submit_reconstruct_read(raid_io, stripe_index, chunk_idx, <text:span text:style-name="T10">raid5f_process_stripe_request_reconstruct_xor_done</text:span>)  #去讀「其餘好的 chunk + parity」，來重建缺失 chunk 的資料</text:p>
          </table:table-cell>
        </table:table-row>
        <table:table-row table:style-name="ro1">
          <table:table-cell office:value-type="string" calcext:value-type="string">
            <text:p>                              raid_io-&gt;completion_cb = <text:span text:style-name="T11">raid5f_reconstruct_reads_completed_cb</text:span>;  #(raid_io會被帶入下一行)</text:p>
          </table:table-cell>
        </table:table-row>
        <table:table-row table:style-name="ro1">
          <table:table-cell office:value-type="string" calcext:value-type="string">
            <text:p><text:s text:c="30"/>raid5f_stripe_request_submit_chunks <text:s/>#對每一個 chunk做read, 然後呼叫callback如下</text:p>
          </table:table-cell>
        </table:table-row>
        <table:table-row table:style-name="ro1">
          <table:table-cell office:value-type="string" calcext:value-type="string">
            <text:p>                                <text:span text:style-name="T11">raid5f_reconstruct_reads_completed_cb</text:span></text:p>
          </table:table-cell>
        </table:table-row>
        <table:table-row table:style-name="ro1">
          <table:table-cell office:value-type="string" calcext:value-type="string">
            <text:p><text:s text:c="34"/>raid5f_xor_stripe <text:s/>#算出了missing chunk, 然後呼叫callback如下</text:p>
          </table:table-cell>
        </table:table-row>
        <table:table-row table:style-name="ro1">
          <table:table-cell office:value-type="string" calcext:value-type="string">
            <text:p>                              <text:span text:style-name="T10">raid5f_process_stripe_request_reconstruct_xor_done</text:span>  #寫回 target disk</text:p>
          </table:table-cell>
        </table:table-row>
        <table:table-row table:style-name="ro1">
          <table:table-cell office:value-type="string" calcext:value-type="string">
            <text:p><text:s text:c="32"/>raid5f_process_submit_write</text:p>
          </table:table-cell>
        </table:table-row>
        <table:table-row table:style-name="ro1">
          <table:table-cell office:value-type="string" calcext:value-type="string">
            <text:p>                                  raid_bdev_writev_blocks_ext(.., cb=<text:span text:style-name="T12">raid5f_process_write_completed</text:span>)</text:p>
          </table:table-cell>
        </table:table-row>
        <table:table-row table:style-name="ro1">
          <table:table-cell office:value-type="string" calcext:value-type="string">
            <text:p>                                    <text:span text:style-name="T12">raid5f_process_write_completed</text:span>  #這一刻就是：某一個 stripe 在 target disk 上完成 rebuild</text:p>
          </table:table-cell>
        </table:table-row>
        <table:table-row table:style-name="ro1">
          <table:table-cell office:value-type="string" calcext:value-type="string">
            <text:p><text:s text:c="38"/>raid_bdev_process_request_complete <text:s/>#管理 window 進度，決定要不要進下一個 window</text:p>
          </table:table-cell>
        </table:table-row>
        <table:table-row table:style-name="ro1">
          <table:table-cell office:value-type="string" calcext:value-type="string">
            <text:p>                                        spdk_for_each_channel(process-&gt;raid_bdev, <text:span text:style-name="T13">raid_bdev_process_channel_update</text:span>, process,  <text:span text:style-name="T14">raid_bdev_process_channels_update_done</text:span>, ...)</text:p>
          </table:table-cell>
        </table:table-row>
        <table:table-row table:style-name="ro1">
          <table:table-cell office:value-type="string" calcext:value-type="string">
            <text:p>                                          <text:span text:style-name="T13">raid_bdev_process_channel_update</text:span>  #把每個 channel 的 process.offset 更新成這個 window 的結尾</text:p>
          </table:table-cell>
        </table:table-row>
        <table:table-row table:style-name="ro1">
          <table:table-cell office:value-type="string" calcext:value-type="string">
            <text:p>                                          <text:span text:style-name="T14">raid_bdev_process_channels_update_done</text:span>  #把 process-&gt;window_offset 加到下一個區段</text:p>
          </table:table-cell>
        </table:table-row>
        <table:table-row table:style-name="ro1">
          <table:table-cell office:value-type="string" calcext:value-type="string">
            <text:p>                                            <text:span text:style-name="T6">raid_bdev_process_</text:span><text:span text:style-name="T7">unlock</text:span><text:span text:style-name="T6">_window_range</text:span></text:p>
          </table:table-cell>
        </table:table-row>
        <table:table-row table:style-name="ro1">
          <table:table-cell office:value-type="string" calcext:value-type="string">
            <text:p>                                                     如果還沒到整個 bdev 結尾，重新進入 <text:span text:style-name="T9">raid_bdev_process_thread_run()</text:span> 做下一個 window；</text:p>
          </table:table-cell>
        </table:table-row>
        <table:table-row table:style-name="ro1">
          <table:table-cell office:value-type="string" calcext:value-type="string">
            <text:p><text:s text:c="53"/>不然就 raid_bdev_process_finish()</text:p>
          </table:table-cell>
        </table:table-row>
        <table:table-row table:style-name="ro1">
          <table:table-cell office:value-type="string" calcext:value-type="string">
            <text:p><text:s text:c="8"/></text:p>
          </table:table-cell>
        </table:table-row>
        <table:table-row table:style-name="ro1">
          <table:table-cell office:value-type="string" calcext:value-type="string">
            <text:p>[1] raid_bdev_ch_process_setup:</text:p>
          </table:table-cell>
        </table:table-row>
        <table:table-row table:style-name="ro1">
          <table:table-cell office:value-type="string" calcext:value-type="string">
            <text:p>每個原本的 raid_ch 上，再複製一份 raid_ch_processed。</text:p>
          </table:table-cell>
        </table:table-row>
        <table:table-row table:style-name="ro1">
          <table:table-cell office:value-type="string" calcext:value-type="string">
            <text:p>對於「target 那顆 disk」的 slot，使用 新拿到的 process-&gt;target_ch channel。</text:p>
          </table:table-cell>
        </table:table-row>
        <table:table-row table:style-name="ro1">
          <table:table-cell office:value-type="string" calcext:value-type="string">
            <text:p>之後 process thread 會用這個 raid_ch / raid_ch_processed 來發 IO。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[2] 真正做「degraded stripe read + XOR + 寫回缺失 disk」的是</text:p>
          </table:table-cell>
        </table:table-row>
        <table:table-row table:style-name="ro1">
          <table:table-cell office:value-type="string" calcext:value-type="string">
            <text:p>raid5f_submit_process_request() ➜ raid5f_submit_reconstruct_read() ➜ raid5f_xor_stripe() ➜ raid5f_process_submit_write() 這條鏈。</text:p>
          </table:table-cell>
        </table:table-row>
        <table:table-row table:style-name="ro1" table:number-rows-repeated="1048530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i" svg:font-family="An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7T13:42:06.455274751</meta:creation-date>
    <dc:date>2025-12-18T15:35:33.488429491</dc:date>
    <meta:editing-duration>P1DT1H32M56S</meta:editing-duration>
    <meta:editing-cycles>23</meta:editing-cycles>
    <meta:generator>LibreOffice/7.3.7.2$Linux_X86_64 LibreOffice_project/30$Build-2</meta:generator>
    <meta:document-statistic meta:table-count="1" meta:cell-count="44" meta:object-count="0"/>
  </office:meta>
</office:document-meta>
</file>